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aramond" svg:font-family="Garamond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372f" officeooo:paragraph-rsid="000b372f" style:font-weight-asian="bold" style:font-weight-complex="bold"/>
    </style:style>
    <style:style style:name="P2" style:family="paragraph" style:parent-style-name="Standard">
      <style:text-properties fo:font-weight="bold" officeooo:rsid="000b372f" officeooo:paragraph-rsid="000b372f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0c587d" officeooo:paragraph-rsid="000c587d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15fd48" officeooo:paragraph-rsid="0015fd48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10b6ec" officeooo:paragraph-rsid="0010b6ec" fo:background-color="transparent" style:font-weight-asian="bold" style:font-weight-complex="bold"/>
    </style:style>
    <style:style style:name="P6" style:family="paragraph" style:parent-style-name="Standard">
      <style:text-properties fo:font-weight="normal" officeooo:rsid="000b372f" officeooo:paragraph-rsid="000b372f" style:font-weight-asian="normal" style:font-weight-complex="normal"/>
    </style:style>
    <style:style style:name="P7" style:family="paragraph" style:parent-style-name="Standard">
      <style:text-properties fo:font-weight="normal" officeooo:rsid="000b372f" officeooo:paragraph-rsid="000b372f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10b6ec" officeooo:paragraph-rsid="0010b6ec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15fd48" officeooo:paragraph-rsid="0015fd48" fo:background-color="transparent" style:font-weight-asian="normal" style:font-weight-complex="normal"/>
    </style:style>
    <style:style style:name="P10" style:family="paragraph" style:parent-style-name="Standard">
      <style:text-properties fo:color="#c9211e" fo:font-weight="normal" officeooo:rsid="000c587d" officeooo:paragraph-rsid="000c587d" fo:background-color="transparent" style:font-weight-asian="normal" style:font-weight-complex="normal"/>
    </style:style>
    <style:style style:name="P11" style:family="paragraph" style:parent-style-name="Standard">
      <style:text-properties fo:font-variant="normal" fo:text-transform="none" fo:color="#444444" style:font-name="Garamond" fo:font-size="10.5pt" fo:letter-spacing="normal" fo:font-style="normal" fo:font-weight="normal" officeooo:rsid="000c587d" officeooo:paragraph-rsid="000c587d" fo:background-color="transparent" style:font-weight-asian="normal" style:font-weight-complex="normal"/>
    </style:style>
    <style:style style:name="P12" style:family="paragraph" style:parent-style-name="Standard">
      <style:text-properties fo:font-weight="normal" officeooo:rsid="0015fd48" officeooo:paragraph-rsid="0015fd48" fo:background-color="transparent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9860b" officeooo:paragraph-rsid="0019860b" fo:background-color="transparent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a6eb7" officeooo:paragraph-rsid="001a6eb7" fo:background-color="transparent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b7a26" officeooo:paragraph-rsid="001b7a26" fo:background-color="transparent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d5880" officeooo:paragraph-rsid="001d5880" fo:background-color="transparent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f0ece" officeooo:paragraph-rsid="001f0ece" fo:background-color="transparent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10555" officeooo:paragraph-rsid="00210555" fo:background-color="transparent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73fcb" officeooo:paragraph-rsid="00273fcb" style:font-weight-asian="normal" style:font-weight-complex="normal"/>
    </style:style>
    <style:style style:name="P20" style:family="paragraph" style:parent-style-name="Standard">
      <style:text-properties fo:font-weight="bold" officeooo:rsid="001d5880" officeooo:paragraph-rsid="001d5880" fo:background-color="transparent" style:font-weight-asian="bold" style:font-weight-complex="bold"/>
    </style:style>
    <style:style style:name="P21" style:family="paragraph" style:parent-style-name="Standard">
      <style:text-properties fo:font-weight="bold" officeooo:rsid="00181651" officeooo:paragraph-rsid="00181651" fo:background-color="#ffff00" style:font-weight-asian="bold" style:font-weight-complex="bold"/>
    </style:style>
    <style:style style:name="P22" style:family="paragraph" style:parent-style-name="Standard" style:list-style-name="L1">
      <style:text-properties officeooo:paragraph-rsid="0025b8a0"/>
    </style:style>
    <style:style style:name="P23" style:family="paragraph" style:parent-style-name="Standard" style:list-style-name="L1">
      <style:text-properties officeooo:paragraph-rsid="00273fcb"/>
    </style:style>
    <style:style style:name="P24" style:family="paragraph" style:parent-style-name="Standard" style:list-style-name="L1">
      <style:text-properties officeooo:paragraph-rsid="00333484"/>
    </style:style>
    <style:style style:name="P25" style:family="paragraph" style:parent-style-name="Standard" style:list-style-name="L1">
      <style:text-properties officeooo:rsid="002e250c" officeooo:paragraph-rsid="002e250c"/>
    </style:style>
    <style:style style:name="P26" style:family="paragraph" style:parent-style-name="Standard" style:list-style-name="L1">
      <style:text-properties officeooo:rsid="00333484" officeooo:paragraph-rsid="003334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65a" style:font-weight-asian="bold" style:font-weight-complex="bold"/>
    </style:style>
    <style:style style:name="T3" style:family="text">
      <style:text-properties fo:font-weight="bold" officeooo:rsid="001e3818" style:font-weight-asian="bold" style:font-weight-complex="bold"/>
    </style:style>
    <style:style style:name="T4" style:family="text">
      <style:text-properties fo:font-weight="bold" officeooo:rsid="0021c8b8" style:font-weight-asian="bold" style:font-weight-complex="bold"/>
    </style:style>
    <style:style style:name="T5" style:family="text">
      <style:text-properties fo:font-weight="bold" officeooo:rsid="000d765a" fo:background-color="#ffff00" loext:char-shading-value="0" style:font-weight-asian="bold" style:font-weight-complex="bold"/>
    </style:style>
    <style:style style:name="T6" style:family="text">
      <style:text-properties fo:font-weight="bold" officeooo:rsid="00226308" fo:background-color="transparent" loext:char-shading-value="0" style:font-weight-asian="bold" style:font-weight-complex="bold"/>
    </style:style>
    <style:style style:name="T7" style:family="text">
      <style:text-properties fo:font-weight="bold" officeooo:rsid="0024447f" fo:background-color="transparent" loext:char-shading-value="0" style:font-weight-asian="bold" style:font-weight-complex="bold"/>
    </style:style>
    <style:style style:name="T8" style:family="text">
      <style:text-properties fo:font-weight="bold" officeooo:rsid="0025b8a0" fo:background-color="transparent" loext:char-shading-value="0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2c4f1c" fo:background-color="transparent" loext:char-shading-value="0" style:font-weight-asian="bold" style:font-weight-complex="bold"/>
    </style:style>
    <style:style style:name="T11" style:family="text">
      <style:text-properties fo:font-weight="bold" officeooo:rsid="002e250c" fo:background-color="transparent" loext:char-shading-value="0" style:font-weight-asian="bold" style:font-weight-complex="bold"/>
    </style:style>
    <style:style style:name="T12" style:family="text">
      <style:text-properties fo:font-weight="bold" officeooo:rsid="002e77e0" fo:background-color="transparent" loext:char-shading-value="0" style:font-weight-asian="bold" style:font-weight-complex="bold"/>
    </style:style>
    <style:style style:name="T13" style:family="text">
      <style:text-properties fo:font-weight="bold" officeooo:rsid="00328354" fo:background-color="transparent" loext:char-shading-value="0" style:font-weight-asian="bold" style:font-weight-complex="bold"/>
    </style:style>
    <style:style style:name="T14" style:family="text">
      <style:text-properties fo:font-weight="bold" officeooo:rsid="00333484" fo:background-color="transparent" loext:char-shading-value="0" style:font-weight-asian="bold" style:font-weight-complex="bold"/>
    </style:style>
    <style:style style:name="T15" style:family="text">
      <style:text-properties officeooo:rsid="001b3601"/>
    </style:style>
    <style:style style:name="T16" style:family="text">
      <style:text-properties officeooo:rsid="001e3818"/>
    </style:style>
    <style:style style:name="T17" style:family="text">
      <style:text-properties fo:font-weight="normal" officeooo:rsid="00226308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4447f" fo:background-color="transparent" loext:char-shading-value="0" style:font-weight-asian="normal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5b8a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288aa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2c4f1c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e250c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2e77e0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3044ad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328354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33484" fo:background-color="transparent" loext:char-shading-value="0" style:font-weight-asian="normal" style:font-weight-complex="normal"/>
    </style:style>
    <style:style style:name="T28" style:family="text">
      <style:text-properties officeooo:rsid="0021c8b8"/>
    </style:style>
    <style:style style:name="T29" style:family="text">
      <style:text-properties officeooo:rsid="0024447f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88aaf" fo:background-color="transparent" loext:char-shading-value="0"/>
    </style:style>
    <style:style style:name="T32" style:family="text">
      <style:text-properties fo:color="#000000" style:font-name="Droid Sans Mono" fo:font-size="10.5pt" fo:font-weight="normal" fo:background-color="transparent" loext:char-shading-value="0" style:font-weight-asian="normal" style:font-weight-complex="normal"/>
    </style:style>
    <style:style style:name="T33" style:family="text">
      <style:text-properties fo:color="#000000" style:font-name="Droid Sans Mono" fo:font-size="10.5pt" fo:font-weight="normal" officeooo:rsid="00351ece" fo:background-color="transparent" loext:char-shading-value="0" style:font-weight-asian="normal" style:font-weight-complex="normal"/>
    </style:style>
    <style:style style:name="T34" style:family="text">
      <style:text-properties fo:color="#000000" style:font-name="Droid Sans Mono" fo:font-size="10.5pt" fo:font-weight="normal" officeooo:rsid="0035f02d" fo:background-color="transparent" loext:char-shading-value="0" style:font-weight-asian="normal" style:font-weight-complex="normal"/>
    </style:style>
    <style:style style:name="T35" style:family="text">
      <style:text-properties fo:color="#000000" style:font-name="Droid Sans Mono" fo:font-size="10.5pt" fo:font-weight="normal" officeooo:rsid="00382c51" fo:background-color="transparent" loext:char-shading-value="0" style:font-weight-asian="normal" style:font-weight-complex="normal"/>
    </style:style>
    <style:style style:name="T36" style:family="text">
      <style:text-properties fo:color="#000000" style:font-name="Droid Sans Mono" fo:font-size="10.5pt" fo:font-weight="bold" officeooo:rsid="00351ece" fo:background-color="transparent" loext:char-shading-value="0" style:font-weight-asian="bold" style:font-weight-complex="bold"/>
    </style:style>
    <style:style style:name="T37" style:family="text">
      <style:text-properties fo:color="#000000" style:font-name="Droid Sans Mono" fo:font-size="10.5pt" fo:font-weight="bold" officeooo:rsid="0035f02d" fo:background-color="transparent" loext:char-shading-value="0" style:font-weight-asian="bold" style:font-weight-complex="bold"/>
    </style:style>
    <style:style style:name="T38" style:family="text">
      <style:text-properties fo:color="#000000" style:font-name="Droid Sans Mono" fo:font-size="10.5pt" fo:font-weight="bold" officeooo:rsid="00382c51" fo:background-color="transparent" loext:char-shading-value="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Note</text:span>: double hyphen (--) might change to single hyphen in a document. Please take care for the same while referring this document.</text:p>
      <text:p text:style-name="P10"/>
      <text:p text:style-name="P11"><text:span text:style-name="T5">Pytest </text:span><text:span text:style-name="T2"><text:s/>:- </text:span>pytest is a mature full-featured Python testing tool that helps you write better programs.</text:p>
      <text:p text:style-name="P3"/>
      <text:p text:style-name="P2">Install pytest</text:p>
      <text:p text:style-name="P1"/>
      <text:p text:style-name="P6">pip install pytest</text:p>
      <text:p text:style-name="P6"/>
      <text:p text:style-name="P2">Upgrade pytest</text:p>
      <text:p text:style-name="P2"/>
      <text:p text:style-name="P7">pip3 install –upgrade pytest</text:p>
      <text:p text:style-name="P7"/>
      <text:p text:style-name="P2">Checking Version</text:p>
      <text:p text:style-name="P2"/>
      <text:p text:style-name="P7">pytest <text:s/>--version</text:p>
      <text:p text:style-name="P7"/>
      <text:p text:style-name="P5">or </text:p>
      <text:p text:style-name="P8"/>
      <text:p text:style-name="P8">we can confirm installation by typing below command on command line.</text:p>
      <text:p text:style-name="P5"/>
      <text:p text:style-name="P5">py.test -h</text:p>
      <text:p text:style-name="P5"/>
      <text:p text:style-name="P4">Other Testing Framework Module</text:p>
      <text:p text:style-name="P4"/>
      <text:p text:style-name="P9">unittest <text:s/>- In the python Standard Library</text:p>
      <text:p text:style-name="P9">nose – Not in the python Standard Library.</text:p>
      <text:p text:style-name="P9">Pytest – Not in the python Standard Library.</text:p>
      <text:p text:style-name="P9"/>
      <text:p text:style-name="P21">Various Options</text:p>
      <text:p text:style-name="P21"/>
      <text:list xml:id="list3482787078" text:style-name="L1">
        <text:list-item>
          <text:p text:style-name="P13">Name of test_case_file should be start with prefix <text:span text:style-name="T1">“test_” </text:span><text:s/>- To automatically recognized by pytest</text:p>
          <text:p text:style-name="P13"/>
        </text:list-item>
        <text:list-item>
          <text:p text:style-name="P13">If we gave some another name – then we can manually mention while running pytest command,<text:span text:style-name="T1"> pytest &lt;name-of-file&gt;</text:span></text:p>
          <text:p text:style-name="P13"/>
        </text:list-item>
        <text:list-item>
          <text:p text:style-name="P14">test cases function inside the file name also starts with prefix <text:span text:style-name="T1">“test_” </text:span>. If it starts with any other prefix it will not r<text:span text:style-name="T15">ecognized as test-case while executing.<text:line-break/></text:span></text:p>
        </text:list-item>
        <text:list-item>
          <text:p text:style-name="P15">We can also use the <text:span text:style-name="T1">-v (verbose flag) </text:span>as: <text:span text:style-name="T1">pytest &lt;name_of_file.py&gt; -v <text:s/></text:span>. This will show some extra details like which test case passed and which test case failed.<text:line-break/></text:p>
        </text:list-item>
        <text:list-item>
          <text:p text:style-name="P16">We can also use <text:span text:style-name="T1">-x option </text:span><text:span text:style-name="T16">as : </text:span><text:span text:style-name="T3">pytest &lt;name_of_file.py&gt; -v -x <text:s/></text:span><text:span text:style-name="T16">. This will exist the futher processing as soon as any test case failed.<text:line-break/></text:span></text:p>
        </text:list-item>
        <text:list-item>
          <text:p text:style-name="P17">Off trace option, using –<text:span text:style-name="T1">tb=no </text:span><text:s/>if we want during execution, it not shows us the detailed information which test case failed <text:s/>with which error, we can run as: p<text:span text:style-name="T1">ytest &lt;name_of_file&gt; -v –tb=no </text:span><text:s/>This basically off the stack trace information.<text:line-break/></text:p>
        </text:list-item>
        <text:list-item>
          <text:p text:style-name="P18">If in test file we have multiple test cases, and we want to run only particular test case as adhoc, we can use as : <text:span text:style-name="T1">pytest &lt;name_of_file.py&gt;::&lt;test_case_name&gt; -</text:span><text:span text:style-name="T4">v </text:span><text:span text:style-name="T28">. using double </text:span><text:soft-page-break/><text:span text:style-name="T28">colon, we can explicitly mention which test case we want ti execute.<text:line-break/></text:span></text:p>
        </text:list-item>
        <text:list-item>
          <text:p text:style-name="P22"><text:span text:style-name="T17">We can also use the </text:span><text:span text:style-name="T6">-k option, </text:span><text:span text:style-name="T18"><text:s/>for pasing the expression. Lets say we have 4 test cases, with name test_add, test_add_string, test_product, test_product_string. And we want to run only those test cases – whose contain “add” as a string in its name. We can use as:<text:line-break/>pytest &lt;name_of_test_file.py&gt; -v -k “expression” <text:s/>ex: </text:span><text:span text:style-name="T7">pytest &lt;name_of_test_file.py&gt; -v -k “add” <text:s/>. </text:span><text:span text:style-name="T18"><text:s/></text:span><text:span text:style-name="T20">So it will execute only 2 test cases as only 2 test cases contain “add” string in their name. We can use and/or in expression as : </text:span><text:span text:style-name="T7">pytest &lt;name_of_test_file.py&gt; -v -k “add </text:span><text:span text:style-name="T8">or string</text:span><text:span text:style-name="T7">” <text:s text:c="2"/>; pytest &lt;name_of_test_file.py&gt; -v -k “add </text:span><text:span text:style-name="T8">and string</text:span><text:span text:style-name="T7">” <text:line-break/></text:span></text:p>
        </text:list-item>
        <text:list-item>
          <text:p text:style-name="P19"><text:span text:style-name="T29">W</text:span><text:span text:style-name="T30">e can <text:s/>also use –</text:span><text:span text:style-name="T9">maxfail </text:span><text:span text:style-name="T30"><text:s/>option, which says, if particular number of test cases failed, then it stops further execution: </text:span><text:span text:style-name="T9">pytest &lt;name_of_test_file.py&gt; -v –maxfail=2 </text:span><text:span text:style-name="T30"><text:s/>; </text:span><text:span text:style-name="T31">So if only 1 case failed, <text:s/>execution contnue till end, and as soon as 2 cases failed. It not execute further test cases if any.<text:line-break/></text:span></text:p>
        </text:list-item>
        <text:list-item>
          <text:p text:style-name="P23"><text:span text:style-name="T21"><text:s/></text:span><text:span text:style-name="T22">We can also use the </text:span><text:span text:style-name="T10">-m <text:s/></text:span><text:span text:style-name="T22"><text:s/>mark option during execution, as: </text:span><text:span text:style-name="T10">pytest &lt;name_of_test_file.py&gt; -v -m “</text:span><text:span text:style-name="T11">expression</text:span><text:span text:style-name="T10">”. </text:span><text:span text:style-name="T22"><text:s/></text:span><text:span text:style-name="T23">So only those test cases will run, on which we set decorator as </text:span><text:span text:style-name="T11">@pytest.mark.expression</text:span><text:span text:style-name="T23"> ; ex: @pytest.mark.addition on one test case and </text:span></text:p>
          <text:p text:style-name="P25"><text:span text:style-name="T19">@pytest.mark.multiplication as a decorator on another test case </text:span><text:span text:style-name="T24">and if we run as : </text:span><text:span text:style-name="T12">pytest &lt;name_of_test_file.py&gt; -m addition -v</text:span><text:span text:style-name="T24"> . Then only those test cases will run, who has @pytest.mark.addition as a decorator, </text:span><text:span text:style-name="T25">rest wil not run.<text:line-break/></text:span></text:p>
        </text:list-item>
        <text:list-item>
          <text:p text:style-name="P25"><text:span text:style-name="T25"><text:s/></text:span><text:span text:style-name="T26">We can also </text:span><text:span text:style-name="T13">skip</text:span><text:span text:style-name="T26"> the test cases if we don’t want to run using </text:span><text:span text:style-name="T13">@pytest.mark.skip(reason=”msg”) <text:s/></text:span><text:span text:style-name="T26">as a decorator ; so when we execute as: pytest &lt;name_of_file.py&gt; -v ; It will SKIPPED those test cases on which @pytest.mark.skip decorator is there.<text:line-break/></text:span></text:p>
        </text:list-item>
        <text:list-item>
          <text:p text:style-name="P24"><text:span text:style-name="T26">W</text:span><text:span text:style-name="T27">e can also use </text:span><text:span text:style-name="T14">skip </text:span><text:span text:style-name="T27"><text:s/>on based of some condition using </text:span><text:span text:style-name="T14">@pytest.mark.skipif(condition, reason=”msg”) </text:span><text:span text:style-name="T27"><text:s/>So this particular test case will SKIP if that condition met example: </text:span><text:span text:style-name="T32">@pytest.mark.skipif(sys.version_info &lt; (1,3), reason="Do Not run integer product")<text:line-break/></text:span></text:p>
        </text:list-item>
        <text:list-item>
          <text:p text:style-name="P24"><text:span text:style-name="T32"><text:s/></text:span><text:span text:style-name="T33">To use @pytest decorator anywhere with .mark, .skip, .skipif – we need to first </text:span><text:span text:style-name="T36">import pytest </text:span><text:span text:style-name="T33"><text:s/>in our testing file<text:line-break/></text:span></text:p>
        </text:list-item>
        <text:list-item>
          <text:p text:style-name="P24"><text:span text:style-name="T33"><text:s/></text:span><text:span text:style-name="T34">We can also use </text:span><text:span text:style-name="T37">-s </text:span><text:span text:style-name="T34"><text:s/>option, to print any print statements written inside test_function n test cases file. If we write any print() statement inside test function. By default that not get printed during execution. </text:span><text:span text:style-name="T35">So if we want to print that, we need to use “-s” option as: </text:span><text:span text:style-name="T38">pytest &lt;name_of_test_file&gt; -s -v<text:line-break/></text:span></text:p>
        </text:list-item>
        <text:list-item>
          <text:p text:style-name="P24"><text:span text:style-name="T38"/></text:p>
          <text:p text:style-name="P26"><text:span text:style-name="T19"/></text:p>
        </text:list-item>
      </text:list>
      <text:p text:style-name="P20"><text:tab/></text:p>
      <text:list xml:id="list35138896355187" text:continue-numbering="true" text:style-name="L1">
        <text:list-header>
          <text:p text:style-name="P14"/>
        </text:list-header>
      </text:list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aramond" svg:font-family="Garamond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2:30:13.788110145</meta:creation-date>
    <dc:date>2021-04-13T03:51:37.996642895</dc:date>
    <meta:editing-duration>PT1H12M3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2" meta:paragraph-count="33" meta:word-count="678" meta:character-count="4092" meta:non-whitespace-character-count="3410"/>
  </office:meta>
</office:document-meta>
</file>